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5b0c8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35b0c8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4e56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40e10c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3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30c0b0" officeooo:paragraph-rsid="0035b0c8" fo:background-color="transparent" style:font-size-asian="10pt" style:font-weight-asian="bold" style:font-size-complex="10pt" style:font-weight-complex="bold"/>
    </style:style>
    <style:style style:name="P14" style:family="paragraph" style:parent-style-name="UrbanBody">
      <style:paragraph-properties style:shadow="none"/>
      <style:text-properties style:font-name="Arial" fo:font-size="9pt" fo:font-weight="normal" officeooo:paragraph-rsid="00321b3e" style:font-size-asian="9pt" style:font-weight-asian="normal" style:font-size-complex="9pt" style:font-weight-complex="normal"/>
    </style:style>
    <style:style style:name="P15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efeb9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efeb9" style:font-weight-asian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9f397"/>
    </style:style>
    <style:style style:name="T10" style:family="text">
      <style:text-properties officeooo:rsid="002bda3c"/>
    </style:style>
    <style:style style:name="T11" style:family="text">
      <style:text-properties officeooo:rsid="0030c0b0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officeooo:rsid="00362119"/>
    </style:style>
    <style:style style:name="T14" style:family="text">
      <style:text-properties officeooo:rsid="003c560d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7">PW - </text:span>Département des Permis et Autorisations - Direction de <text:span text:style-name="T12">VILLE</text:span></text:p><text:p text:style-name="P3">ADRESSE</text:p><text:p text:style-name="P13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<text:span text:style-name="T8">sion</text:span> <text:span text:style-name="T10">de l’avis préalable du Collège communal</text:span></text:p>
      <text:p text:style-name="P4"/>
      <text:p text:style-name="P11"/>
      <text:p text:style-name="P14">Agent traitant : <text:span text:style-name="T13"><text:text-input text:description="">self.getFoldermanagers()[0].getName2()</text:text-input></text:span><text:span text:style-name="T13"><text:s/></text:span><text:span text:style-name="T13"><text:text-input text:description="">self.getFoldermanagers()[0].getName1()</text:text-input></text:span></text:p>
      <text:p text:style-name="P15"><text:span text:style-name="T5"><office:annotation><dc:creator>Gauthier Bastien</dc:creator><dc:date>2011-01-13T14:56:41</dc:date><text:p text:style-name="P16"><text:span text:style-name="T15">do text</text:span></text:p><text:p text:style-name="P16"><text:span text:style-name="T15">from document(at=reference, format='odt')</text:span></text:p></office:annotation></text:span><text:span text:style-name="T6">Import depuis reference.odt</text:span></text:p>
      <text:p text:style-name="P10"/>
      <text:p text:style-name="P6"><office:annotation><dc:creator>Gauthier Bastien</dc:creator><dc:date>2011-02-16T16:12:24</dc:date><text:p text:style-name="P16"><text:span text:style-name="T17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6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6"><text:span text:style-name="T11">Monsieur le Fonctionnaire technique</text:span>,</text:p>
      <text:p text:style-name="P6"/>
      <text:p text:style-name="P9">Conformément au <text:span text:style-name="T14">décret du 5 février 2015 relatif aux implantations commerciales et à votre courrier du </text:span><text:span text:style-name="T14"><text:text-input text:description="">licence_view.format_date(self.getLastAcknowledgment().getEventDate())</text:text-input></text:span>, nous vous prions de trouver, sous ce pli, <text:span text:style-name="T9">un</text:span> exemplaire <text:span text:style-name="T10">de l’avis préalable du Collège communal réalisé dans le cadre du projet rep</text:span>ris sous rubrique.</text:p>
      <text:p text:style-name="P8"/>
      <text:p text:style-name="P8">Nous vous en souhaitons bonne réception et nous vous prions d'agréer, <text:span text:style-name="T11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6"><text:span text:style-name="T15">do text</text:span></text:p><text:p text:style-name="P16"><text:span text:style-name="T15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22:40.106289983</dc:date>
    <dc:language>fr-FR</dc:language>
    <meta:editing-cycles>126</meta:editing-cycles>
    <meta:editing-duration>P1DT9H38M56S</meta:editing-duration>
    <dc:creator>bleybaert</dc:creator>
    <meta:document-statistic meta:table-count="0" meta:image-count="0" meta:object-count="0" meta:page-count="1" meta:paragraph-count="16" meta:word-count="140" meta:character-count="1103" meta:non-whitespace-character-count="1001"/>
    <meta:user-defined meta:name="Info 1"/>
    <meta:user-defined meta:name="Info 2"/>
    <meta:user-defined meta:name="Info 3"/>
    <meta:user-defined meta:name="Info 4"/>
  </office:meta>
</office:document-meta>
</file>